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4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3"/>
      <text:h text:style-name="P139"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1">– Нэш, к</text:span>ак называется наш проект?</text:p>
      <text:p text:style-name="P73"><text:span text:style-name="T8">– </text:span><text:span text:style-name="T64">Дайсон.</text:span></text:p>
      <text:p text:style-name="P73"><text:span text:style-name="T8">– </text:span><text:span text:style-name="T64">Сколько тебе лет?</text:span></text:p>
      <text:p text:style-name="P73"><text:span text:style-name="T8">– </text:span><text:span text:style-name="T64">Два года с начала запуска кластера.</text:span></text:p>
      <text:p text:style-name="P73"><text:span text:style-name="T8">– </text:span><text:span text:style-name="T64">Какой сейчас год?</text:span></text:p>
      <text:p text:style-name="P73"><text:span text:style-name="T8">– </text:span><text:span text:style-name="T21">20</text:span><text:span text:style-name="T20">18</text:span><text:span text:style-name="T64">-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73"><text:span text:style-name="T8">– Нэш</text:span><text:span text:style-name="T64">,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1">–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1">.</text:span></text:p>
      <text:p text:style-name="P102">Бип-бип-бип.</text:p>
      <text:p text:style-name="P102"/>
      <text:p text:style-name="P34"><text:soft-page-break/><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9" text:outline-level="2">2. Пробуждение</text:h>
      <text:p text:style-name="P32"/>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oft-page-break/><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 Третий «рукав» виднелся прямо по курсу далеко впереди.</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text:soft-page-break/>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text:soft-page-break/>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P139" text:outline-level="2">3. Норф</text:h>
      <text:p text:style-name="P76"/>
      <text:p text:style-name="P22">Глава IV. Пределы магии</text:p>
      <text:p text:style-name="P19"/>
      <text:p text:style-name="P22">Вашему покорному слуге известны четыре предела магии: </text:p>
      <text:list xml:id="list3897918639618162548" text:style-name="L1">
        <text:list-item>
          <text:p text:style-name="P143"><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text:span><text:span text:style-name="T11">посидеть</text:span><text:span text:style-name="T11">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text:span><text:span text:style-name="T1">ей</text:span><text:span text:style-name="T1"> </text:span><text:span text:style-name="T1">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text:soft-page-break/>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по полной программе.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исполинов.</text:p>
      <text:p text:style-name="P9"/>
      <text:p text:style-name="P9"/>
      <text:p text:style-name="P9">В порту было ещё интереснее.</text:p>
      <text:p text:style-name="P74"/>
      <text:p text:style-name="P74"/>
      <text:p text:style-name="P74"/>
      <text:p text:style-name="P74"/>
      <text:p text:style-name="P74"/>
      <text:p text:style-name="P74"/>
      <text:p text:style-name="P74"/>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8">Новости </text:span><text:span text:style-name="T28">д</text:span><text:span text:style-name="T28">вора:</text:span><text:span text:style-name="T28"> </text:span><text:span text:style-name="T28">здоровье Её Солнечного Высочества, </text:span><text:span text:style-name="T28">п</text:span><text:span text:style-name="T28">ринцессы Селестии тяжёлое, но стабильное. Доктор Плантаго </text:span><text:span text:style-name="T28">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text:span><text:span text:style-name="T28">восемьдесят</text:span><text:span text:style-name="T28">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text:span><text:span text:style-name="T1">её </text:span><text:span text:style-name="T1">внимания </text:span><text:span text:style-name="T1">я</text:span><text:span text:style-name="T1"> </text:span><text:span text:style-name="T1">даже </text:span><text:span text:style-name="T1">начал </text:span><text:span text:style-name="T1">прыгать, </text:span><text:span text:style-name="T1">орать </text:span><text:span text:style-name="T1">и кидать камешками в окно</text:span><text:span text:style-name="T1">, но меня быстренько вытолкали в сад, </text:span><text:span text:style-name="T1">спасибо, что не побили!</text:span><text:span text:style-name="T1"> </text:span><text:span text:style-name="T1">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text:soft-page-break/>Но вчера, гуляя по нижнему городу, я помог погрузить вещи в повозку одной семье единорогов, выезжающей <text:span text:style-name="T1">из Кантерлота к родственникам </text:span><text:span text:style-name="T1">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text:span><text:span text:style-name="T11">Топай вниз, Анон, </text:span><text:span text:style-name="T11">на окраину.</text:span></text:p>
      <text:p text:style-name="P17">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text:soft-page-break/>–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text:soft-page-break/>–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17"><text:span text:style-name="T1">Попался, засранец!</text:span></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text:soft-page-break/>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2">–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text:soft-page-break/>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text:span>Макс,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text:soft-page-break/>Я скосил на неё взгляд. Аликорница прикрыла глаза, наслаждаясь покоем. Солнечный луч зажёг золотистые искорки на её ресницах.</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8">Я вздохнул.</text:p>
      <text:p text:style-name="P48">–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text:soft-page-break/>–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text:soft-page-break/>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text:span><text:span text:style-name="T86">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text:soft-page-break/>– Вставай! Эй, вставай, твоё высочество! Беда! Там сейчас<text:span text:style-name="T11"> </text:span>Л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text:soft-page-break/>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text:span text:style-name="T11">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text:soft-page-break/>–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text:soft-page-break/>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p>
      <text:p text:style-name="P48">&lt;<text:span text:style-name="T54">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text:soft-page-break/>–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text:soft-page-break/>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text:soft-page-break/>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text:soft-page-break/>–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text:soft-page-break/>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text:soft-page-break/></text:p>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text:soft-page-break/>–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Я закрыл лицо руками и<text:span text:style-name="T6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text:soft-page-break/>–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8"/>
      <text:p text:style-name="P48">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text:soft-page-break/>–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soft-page-break/></text:p>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text:soft-page-break/>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
      <text:h text:style-name="P139" text:outline-level="2">8. Стыд</text:h>
      <text:p text:style-name="P48">&lt;<text:span text:style-name="T82">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text:soft-page-break/>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text:soft-page-break/>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text:soft-page-break/>–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text:soft-page-break/>&lt;<text:span text:style-name="T55">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text:soft-page-break/>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Нелетающие пегасы</text:h>
      <text:p text:style-name="P5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oft-page-break/><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text:soft-page-break/>–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text:soft-page-break/>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8">“<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text:soft-page-break/>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1">10</text:span>. (40*<text:span text:style-name="T11">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oft-page-break/><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text:soft-page-break/>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oft-page-break/><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1">–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1">–</text:span> А водку у вас принято пить?</text:p>
      <text:p text:style-name="P36"><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нахмурилась.</text:p>
      <text:p text:style-name="P48"><text:span text:style-name="T11">–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text:soft-page-break/>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text:soft-page-break/>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text:soft-page-break/>–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text:soft-page-break/>–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3">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5">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text:soft-page-break/>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text:soft-page-break/>–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text:soft-page-break/>–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text:soft-page-break/>–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6"><text:span text:style-name="T11">–</text:span> <text:span text:style-name="T1">Эмм. </text:span>Что он имел ввиду?</text:p>
      <text:p text:style-name="P3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6"><text:span text:style-name="T11">– </text:span><text:span text:style-name="T1">Да, завершилось всё препаршиво. Принцесса Луна сказала, лучше бы её обратно на Луну закинули.</text:span></text:p>
      <text:p text:style-name="P3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1">– </text:span><text:span text:style-name="T1">Хм. Нет.</text:span></text:p>
      <text:p text:style-name="P36"><text:span text:style-name="T11">– </text:span><text:span text:style-name="T1">А друзья?</text:span></text:p>
      <text:p text:style-name="P3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Хм, а эта пони не из разговорчивых. Ну ладно.</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oft-page-break/><text:span text:style-name="T11">–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4"/>
      <text:p text:style-name="P44"/>
      <text:p text:style-name="P50">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м... Скажи-ка мне, мой друг П-п-пинки... Легенда про фаэри <text:span text:style-name="T15">— </text:span><text:span text:style-name="T64">эт правда?</text:span></text:p>
      <text:p text:style-name="P48"><text:span text:style-name="T15">– </text:span><text:span text:style-name="T64">Какая из? Их много, вообще-то. Ик!</text:span></text:p>
      <text:p text:style-name="P48"><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8"><text:span text:style-name="T15">– </text:span><text:span text:style-name="T64">Пока не умру?</text:span></text:p>
      <text:p text:style-name="P48"><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пони деваются?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oft-page-break/><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soft-page-break/>…</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oft-page-break/><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text:span>Макс,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1">– </text:span>ОГО!</text:p>
      <text:p text:style-name="P51">Единорожка аж уселась на крыльцо от удивления.</text:p>
      <text:p text:style-name="P51"><text:span text:style-name="T11">–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text:p>
      <text:p text:style-name="P51"><text:soft-page-break/>Трикси молча левитировала мне газеты с трюмо.</text:p>
      <text:p text:style-name="P51">…</text:p>
      <text:p text:style-name="P51">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1">–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1">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67">David Bowie - Lets Dance/ Ashes To Ashes</text:span></text:p>
      <text:p text:style-name="P41"><text:span text:style-name="T67">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text:soft-page-break/>–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text:soft-page-break/>–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8">37 пни</text:span></text:p>
      <text:p text:style-name="P69">24пн</text:p>
      <text:p text:style-name="P69">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oft-page-break/><text:span text:style-name="T68">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1">&lt;</text:span><text:span text:style-name="T56">Metallica-Enter Sandman</text:span><text:span text:style-name="T11">&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55">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text:soft-page-break/>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text:span><text:span text:style-name="T28">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text:soft-page-break/>–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4">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text:soft-page-break/>–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text:soft-page-break/>Я открываю глаза и вижу фигуру в голубом.</text:p>
      <text:p text:style-name="P61"/>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text:soft-page-break/>У Дэш отвалилась челюсть.</text:p>
      <text:p text:style-name="P51"><text:span text:style-name="T11">–</text:span> Дискордовы яйца!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text:soft-page-break/>– «Две банки». – буркнул я.</text:p>
      <text:p text:style-name="P42"/>
      <text:p text:style-name="P42">…</text:p>
      <text:p text:style-name="P42">&lt;<text:bookmark text:name="eow-title"/><text:span text:style-name="T61">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text:soft-page-break/>–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text:soft-page-break/>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55">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9">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text:soft-page-break/>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55">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oft-page-break/><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text:soft-page-break/>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text:soft-page-break/>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1">– </text:span>Бедный котик. <text:span text:style-name="T11">– </text:span>прошептала Флаттершай.</text:p>
      <text:p text:style-name="P53"><text:soft-page-break/>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text:soft-page-break/>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oft-page-break/><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text:soft-page-break/></text:p>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text:soft-page-break/>–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6">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3"><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text:soft-page-break/>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text:soft-page-break/>–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text:soft-page-break/>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6"><text:span text:style-name="T11">–</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text:soft-page-break/></text:p>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text:soft-page-break/>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text:soft-page-break/>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3">~~~~~</text:p>
      <text:p text:style-name="P19">&lt;<text:span text:style-name="T25">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4</text:span>. <text:span text:style-name="T1">Терра</text:span></text:h>
      <text:h text:style-name="P142" text:outline-level="3">Воскресение</text:h>
      <text:p text:style-name="P48">&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p>
      <text:p text:style-name="P56"/>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text:soft-page-break/>–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text:soft-page-break/>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text:soft-page-break/></text:p>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text:soft-page-break/></text:p>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text:soft-page-break/>–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Я вздохнул.</text:p>
      <text:p text:style-name="P41"/>
      <text:p text:style-name="P51"><text:span text:style-name="T11">– Если я расскажу тебе н</text:span>астоящую<text:span text:style-name="T11"> причину </text:span>— ты исчезнешь! <text:span text:style-name="T11">– угрюмо заявил я.</text:span></text:p>
      <text:p text:style-name="P38">Морда Анакорна осветилась радостным озарением.</text:p>
      <text:p text:style-name="P38"/>
      <text:p text:style-name="P51"><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1"/>
      <text:p text:style-name="P3"><text:soft-page-break/><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oft-page-break/><text:span text:style-name="T47">Проводник — тот, кто сможет исправить основные дефекты Эквуса и вывести его из клинической смерти.</text:span></text:p>
      <text:p text:style-name="P94"><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pan text:style-name="T30">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2">Я подозрительно посмотрел на Анакорна.</text:p>
      <text:p text:style-name="P101"><text:span text:style-name="T17">– </text:span><text:span text:style-name="T51">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text:soft-page-break/></text:p>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1">Roger Waters — What God Wants</text:span>&gt;</text:p>
      <text:p text:style-name="P102"><text:soft-page-break/>–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text:soft-page-break/>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1T02:08:31.02</dc:date>
    <meta:editing-duration>P132DT9H39M</meta:editing-duration>
    <meta:editing-cycles>8076</meta:editing-cycles>
    <meta:generator>OpenOffice/4.1.1$Win32 OpenOffice.org_project/411m6$Build-9775</meta:generator>
    <dc:creator>макс </dc:creator>
    <meta:document-statistic meta:table-count="0" meta:image-count="0" meta:object-count="0" meta:page-count="205" meta:paragraph-count="4366" meta:word-count="94755" meta:character-count="600506"/>
  </office:meta>
</office:document-meta>
</file>